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3b132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3b132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3b132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3b132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3b132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3b132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3b132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3b132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3b132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3b132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3b132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3b132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3b132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3b132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3b132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3b132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3b132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Alcides Manuel Puerta Gil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8/11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40828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Oscar Alcides Hernàndez Mat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2712121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22.52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72" meta:non-whitespace-character-count="1004"/>
    <meta:template xlink:type="simple" xlink:actuate="onRequest" xlink:title="Normal" xlink:href=""/>
  </office:meta>
</office:document-meta>
</file>